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2b2f" officeooo:paragraph-rsid="00022b2f"/>
    </style:style>
    <style:style style:name="P2" style:family="paragraph" style:parent-style-name="Standard">
      <style:paragraph-properties fo:text-align="center" style:justify-single-word="false"/>
      <style:text-properties fo:font-size="18pt" officeooo:rsid="00022b2f" officeooo:paragraph-rsid="00022b2f" style:font-size-asian="18pt" style:font-size-complex="18pt"/>
    </style:style>
    <style:style style:name="P3" style:family="paragraph" style:parent-style-name="Standard">
      <style:text-properties officeooo:rsid="0003c192" officeooo:paragraph-rsid="0003c192"/>
    </style:style>
    <style:style style:name="T1" style:family="text">
      <style:text-properties officeooo:rsid="0003c19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54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– JavaScript</text:p>
      <text:p text:style-name="P1"/>
      <text:p text:style-name="P1"/>
      <text:p text:style-name="P1"/>
      <text:p text:style-name="P2">Mouse Mais rápido do Oeste</text:p>
      <text:p text:style-name="P1"/>
      <text:p text:style-name="P1"/>
      <text:p text:style-name="P1"/>
      <text:p text:style-name="P1">Pode ser feito em duplas</text:p>
      <text:p text:style-name="P1">entregar por e-mail até 18/11/2019, segunda, antes da aula.</text:p>
      <text:p text:style-name="P1"/>
      <text:p text:style-name="P1">Crie uma página que, ao carregada, mostre um botão em um ponto aleatório da tela. Quando o usuário clicar nesse botão, sorteie nova posição para o botão. Repita esse processo 10 vezes. Ao final, mostre o tempo total gasto pelo usuário para os dez cliques.</text:p>
      <text:p text:style-name="P1"/>
      <text:p text:style-name="P1">DICAS/SUGESTÕES:</text:p>
      <text:p text:style-name="P1">1) Lembre-se de mudar a propriedade “position” do botão para poder posicioná-lo alterando as propriedades “top” e “left” (css)</text:p>
      <text:p text:style-name="P1">2) Para o sorteio da posição, use Math.random(), ajustando o valor para posições que apareçam na tela.</text:p>
      <text:p text:style-name="P1">3) Trabalhe com um tamanho de tela fixo (escolha um que seja razoável). Crie um contêiner com esse tamanho e trabalhe nele, mesmo que o usuário tenha de ajustar o zoom do navegador para que o contêiner caiba na página.</text:p>
      <text:p text:style-name="P1">4) Registre a hora inicial executando “new Date” no evento onLoad da página e registre a hora final após o décimo clique. A diferença final <text:span text:style-name="T3">menos </text:span>inicial dará o tempo gasto.</text:p>
      <text:p text:style-name="P1"/>
      <text:p text:style-name="P1">MELHORIAS POSSÍVEIS (fazer como treino, sem necessidade de entregar segunda)</text:p>
      <text:p text:style-name="P1"/>
      <text:p text:style-name="P1">1) Escolha um cenário para o jogo (imagem de fundo do conteiner). Uma cidade do velho oeste seria uma escolha interessante;</text:p>
      <text:p text:style-name="P1"/>
      <text:p text:style-name="P1">2) Ao invés do botão, use uma imagem (um cowboy americano…)</text:p>
      <text:p text:style-name="P1"/>
      <text:p text:style-name="P1">3) Troque a imagem quando for clicada (um cowboy <text:span text:style-name="T1">caído</text:span>…). <text:span text:style-name="T1">Os objetos “img” possuem uma propriedade “src” que podem ser alteradas via JS (muito fácil)</text:span></text:p>
      <text:p text:style-name="P1"/>
      <text:p text:style-name="P3">4) Faça com que a imagem não apareça imediatamente e sim depois de um tempo (aleatório). Para isso precisara utilizar o método <text:span text:style-name="T2">setInterval</text:span>, que executa algo depois de um tempo.</text:p>
      <text:p text:style-name="P3"/>
      <text:p text:style-name="P3">5) Faça com que de vez em quando apareçam coisas que não devam ser clicadas (uma mulher ou uma criança, por exemplo). Se clicar errado é penalizado com 1 minuto a mais de tempo, por exemplo.</text:p>
      <text:p text:style-name="P3"/>
      <text:p text:style-name="P3">6) Você vai ter ideias… Aproveite-as para treinar!!!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42:47.862306808</meta:creation-date>
    <dc:date>2019-11-13T10:03:36.542775205</dc:date>
    <meta:editing-duration>PT5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15" meta:character-count="1846" meta:non-whitespace-character-count="1547"/>
  </office:meta>
</office:document-meta>
</file>